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4.7311in"/>
    </style:style>
    <style:style style:name="co4" style:family="table-column">
      <style:table-column-properties fo:break-before="auto" style:column-width="4.2346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kashi-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Qty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OSTAMA5B31A</text:p>
          </table:table-cell>
          <table:table-cell office:value-type="string" calcext:value-type="string">
            <text:p>3 colors LED 5mm</text:p>
          </table:table-cell>
          <table:table-cell office:value-type="string" calcext:value-type="string">
            <text:p><text:a xlink:href="https://akizukidenshi.com/catalog/g/gI-12167/" xlink:type="simple">RGBフルカラーLED 5mm OSTAMA5B31A　アノードコモン</text:a><text:a xlink:href="https://akizukidenshi.com/catalog/g/gI-12167/" xlink:type="simple">RGB full color LED. 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-Q3</text:p>
          </table:table-cell>
          <table:table-cell office:value-type="string" calcext:value-type="string">
            <text:p>DTC143Z</text:p>
          </table:table-cell>
          <table:table-cell office:value-type="string" calcext:value-type="string">
            <text:p>Transistor with resistors. </text:p>
          </table:table-cell>
          <table:table-cell office:value-type="string" calcext:value-type="string">
            <text:p><text:a xlink:href="https://akizukidenshi.com/catalog/g/gI-12469/" xlink:type="simple">DTC143EL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151/" xlink:type="simple">カーボン皮膜抵抗 150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241/" xlink:type="simple">カーボン皮膜抵抗 240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101/" xlink:type="simple">カーボン皮膜抵抗 91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RK09D117000B</text:p>
          </table:table-cell>
          <table:table-cell office:value-type="string" calcext:value-type="string">
            <text:p>ALPS RK09 potentiometer 10kOhm</text:p>
          </table:table-cell>
          <table:table-cell office:value-type="string" calcext:value-type="string">
            <text:p><text:a xlink:href="https://akizukidenshi.com/catalog/g/gP-14773/" xlink:type="simple">RK09D117000C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W1-SW3</text:p>
          </table:table-cell>
          <table:table-cell office:value-type="string" calcext:value-type="string">
            <text:p>B3FS</text:p>
          </table:table-cell>
          <table:table-cell office:value-type="string" calcext:value-type="string">
            <text:p>Tactile switch</text:p>
          </table:table-cell>
          <table:table-cell office:value-type="string" calcext:value-type="string">
            <text:p><text:a xlink:href="https://akizukidenshi.com/catalog/g/gP-03648/" xlink:type="simple">タクトスイッチ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Raspberry Pi Pico </text:p>
          </table:table-cell>
          <table:table-cell office:value-type="string" calcext:value-type="string">
            <text:p><text:a xlink:href="https://akizukidenshi.com/catalog/g/gK-16149/" xlink:type="simple">Raspberry Pi Pico w Header.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5mm pitch disc capacitor</text:p>
          </table:table-cell>
          <table:table-cell office:value-type="string" calcext:value-type="string">
            <text:p><text:a xlink:href="https://akizukidenshi.com/catalog/g/gP-10147/" xlink:type="simple">積層セラミックコンデンサ 0.1uF 250V X7R 5mmピッチ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ption</text:p>
          </table:table-cell>
          <table:table-cell/>
          <table:table-cell office:value-type="string" calcext:value-type="string">
            <text:p>Raspberry Pi Pico socket</text:p>
          </table:table-cell>
          <table:table-cell office:value-type="string" calcext:value-type="string">
            <text:p><text:a xlink:href="https://akizukidenshi.com/catalog/g/gC-17585/" xlink:type="simple">Raspberry Pi Pico用ピンソケット　20P　リード長 3.2ｍｍ　左右セット</text:a>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0T07:51:49.466912516</dc:date>
    <meta:editing-duration>PT12M55S</meta:editing-duration>
    <meta:editing-cycles>4</meta:editing-cycles>
    <meta:generator>LibreOffice/7.3.7.2$Linux_X86_64 LibreOffice_project/30$Build-2</meta:generator>
    <meta:document-statistic meta:table-count="1" meta:cell-count="54" meta:object-count="0"/>
  </office:meta>
</office:document-meta>
</file>